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20b27" officeooo:paragraph-rsid="00120b27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2b33a" officeooo:paragraph-rsid="0012b33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3a2a8" officeooo:paragraph-rsid="0013a2a8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4cfdd" officeooo:paragraph-rsid="0014cfdd"/>
    </style:style>
    <style:style style:name="T1" style:family="text">
      <style:text-properties officeooo:rsid="0012b33a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4c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نتایج کوعری های سرچ شده چه چیز هایی می تواند باشد؟</text:p>
      <text:p text:style-name="P1">* سایت های و اطلاعات اصلی خود وبسایت ها: ما میشیم چیزی شبیه یک موتور جستجو</text:p>
      <text:p text:style-name="P1"><text:tab/>* سوال اینجاست: چرا باید به جای گوگل ما رو انتخاب کند؟</text:p>
      <text:p text:style-name="P1"><text:tab/>* مزایا: راحت و بدون دردسر اولیه تمام سایت های مرتبط به کوعری های مرسوم رو دانلود و در نتایج نشون میدیم.</text:p>
      <text:p text:style-name="P1"><text:tab/>*معایب: کاربران برای دیدن نتیجه از سرویس ما خارج می شوند. </text:p>
      <text:p text:style-name="P1"><text:tab/>* <text:span text:style-name="T1">راه حل: </text:span></text:p>
      <text:p text:style-name="P1">* کلون کردن دیتای وبسایت ها: ما می شیم شبیه سایت هایی که فقط لینک می گیرند</text:p>
      <text:p text:style-name="P1">* </text:p>
      <text:p text:style-name="P1"/>
      <text:p text:style-name="P1"/>
      <text:p text:style-name="P1"/>
      <text:p text:style-name="P2">ایده ها: </text:p>
      <text:p text:style-name="P2">دسته بندی کردن کوعری های و سوالات مرتبط با آنها </text:p>
      <text:p text:style-name="P2"/>
      <text:p text:style-name="P2">نوع دسته بندی:</text:p>
      <text:p text:style-name="P2">* دسته بندی <text:s/>بر اساس تخصص های پزشکی</text:p>
      <text:p text:style-name="P2">* دسته بندی بر اساس نواحی بدن- نیم تنه بالا – نیم تنه پایین </text:p>
      <text:p text:style-name="P2">*<text:span text:style-name="T2"> دسته بندی بر اساس کلمه کلیدی اصلی مثل: شکم- پا – دست – قلب – چشم</text:span> ***</text:p>
      <text:p text:style-name="P2"/>
      <text:p text:style-name="P2"/>
      <text:p text:style-name="P2"/>
      <text:p text:style-name="P2">راه حل : </text:p>
      <text:p text:style-name="P2">→ پیدا کردن دیتابیس سوالات مربوط به پزشکی - <text:s/>مشخص کردن بیشترین تعداد تکرار هر کدام – پیدا کردن مرتبط ترین وبسایت های هر کدام- نمایش لینک / دقیقا جواب سوال در </text:p>
      <text:p text:style-name="P2"/>
      <text:p text:style-name="P2"/>
      <text:p text:style-name="P2"/>
      <text:p text:style-name="P2">---------</text:p>
      <text:p text:style-name="P3">چت بات هوشمند :</text:p>
      <text:p text:style-name="P3"/>
      <text:p text:style-name="P3">@ لطفا مشکل خود <text:s/>را مطرح کنید…</text:p>
      <text:p text:style-name="P3"><text:tab/><text:tab/><text:tab/><text:tab/><text:tab/><text:tab/></text:p>
      <text:p text:style-name="P3"><text:tab/><text:tab/><text:tab/><text:tab/><text:tab/><text:tab/>@سلام. من در بالای ناحیه شکم احساس درد می کنم؟</text:p>
      <text:p text:style-name="P3"/>
      <text:p text:style-name="P3">@ پرسیدن سوالات مرتبط برای رسیدن به تشخیص( درد در چه ناحیه ای از شکم است )</text:p>
      <text:p text:style-name="P3"/>
      <text:p text:style-name="P3"><text:tab/><text:tab/><text:tab/><text:tab/><text:tab/><text:tab/>@ بالای شکم سمت راست است </text:p>
      <text:p text:style-name="P3"/>
      <text:p text:style-name="P3"><text:span text:style-name="T3">@ </text:span>آیا بیماری زمینه ای دارید؟ </text:p>
      <text:p text:style-name="P3"><text:tab/><text:tab/></text:p>
      <text:p text:style-name="P3"><text:tab/><text:tab/><text:tab/><text:tab/><text:tab/><text:tab/><text:span text:style-name="T3">@</text:span> <text:span text:style-name="T3">خیر. </text:span></text:p>
      <text:p text:style-name="P3"/>
      <text:p text:style-name="P4">@ با توجه به بیماری نیاز است به با پزشک مشورت نمایید. آیا مایل به گفتگو انلاین دولت هستید؟</text:p>
      <text:p text:style-name="P4"/>
      <text:p text:style-name="P4"><text:soft-page-break/><text:tab/><text:tab/><text:tab/><text:tab/><text:tab/><text:tab/> @ آیا گفتگو با پزشک هزینه دارد؟</text:p>
      <text:p text:style-name="P4"/>
      <text:p text:style-name="P4">@ بله با توجه به پزشک مورد نظر هزینه متفاوت می باشد. میتوانید بعد از این مرحله انتخاب نمایید. </text:p>
      <text:p text:style-name="P4"/>
      <text:p text:style-name="P4"><text:tab/><text:tab/><text:tab/><text:tab/><text:tab/><text:tab/> @ ممنونم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06:47:43.182255985</meta:creation-date>
    <dc:date>2023-03-22T07:23:37.028115936</dc:date>
    <meta:editing-duration>PT3M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79" meta:character-count="1336" meta:non-whitespace-character-count="1020"/>
  </office:meta>
</office:document-meta>
</file>